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 Light1" fo:font-weight="bold" officeooo:rsid="00148fb0" officeooo:paragraph-rsid="00148fb0" style:font-weight-asian="bold" style:font-weight-complex="bold"/>
    </style:style>
    <style:style style:name="P2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Calibri Light" fo:font-size="10.5pt" fo:font-weight="bold" officeooo:rsid="001660e1" officeooo:paragraph-rsid="0020e289" style:font-size-asian="10.5pt" style:font-weight-asian="bold" style:font-size-complex="10.5pt" style:font-weight-complex="bold"/>
    </style:style>
    <style:style style:name="P3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Calibri Light" fo:font-weight="normal" officeooo:rsid="001660e1" officeooo:paragraph-rsid="0020e289" style:font-weight-asian="normal" style:font-weight-complex="normal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style:font-name="Calibri Light" fo:font-size="6pt" fo:font-weight="normal" officeooo:rsid="001660e1" officeooo:paragraph-rsid="0020e289" style:font-size-asian="5.25pt" style:font-weight-asian="normal" style:font-size-complex="6pt" style:font-weight-complex="normal"/>
    </style:style>
    <style:style style:name="P5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Calibri Light" fo:font-size="8pt" fo:font-weight="normal" officeooo:rsid="001660e1" officeooo:paragraph-rsid="0020e289" style:font-size-asian="7pt" style:font-weight-asian="normal" style:font-size-complex="8pt" style:font-weight-complex="normal"/>
    </style:style>
    <style:style style:name="P6" style:family="paragraph" style:parent-style-name="Standard" style:list-style-name="L1">
      <style:paragraph-properties fo:margin-top="0.101cm" fo:margin-bottom="0.101cm" style:contextual-spacing="false" fo:text-align="start" style:justify-single-word="false"/>
      <style:text-properties style:font-name="Calibri Light" fo:font-size="10.5pt" fo:font-weight="bold" officeooo:rsid="001660e1" officeooo:paragraph-rsid="0020e289" style:font-size-asian="10.5pt" style:font-weight-asian="bold" style:font-size-complex="10.5pt" style:font-weight-complex="bold"/>
    </style:style>
    <style:style style:name="P7" style:family="paragraph" style:parent-style-name="Standard" style:list-style-name="L2">
      <style:paragraph-properties fo:margin-top="0.101cm" fo:margin-bottom="0.101cm" style:contextual-spacing="false" fo:text-align="start" style:justify-single-word="false"/>
      <style:text-properties style:font-name="Calibri Light" fo:font-size="10.5pt" fo:font-weight="bold" officeooo:rsid="001660e1" officeooo:paragraph-rsid="0020e289" style:font-size-asian="10.5pt" style:font-weight-asian="bold" style:font-size-complex="10.5pt" style:font-weight-complex="bold"/>
    </style:style>
    <style:style style:name="P8" style:family="paragraph" style:parent-style-name="Standard" style:list-style-name="L1">
      <style:paragraph-properties fo:margin-top="0.101cm" fo:margin-bottom="0.101cm" style:contextual-spacing="false" fo:text-align="start" style:justify-single-word="false"/>
      <style:text-properties fo:color="#c9211e" loext:opacity="100%" style:font-name="Calibri Light" fo:font-size="10.5pt" fo:font-weight="bold" officeooo:rsid="00182556" officeooo:paragraph-rsid="0020e289" style:font-size-asian="10.5pt" style:font-weight-asian="bold" style:font-size-complex="10.5pt" style:font-weight-complex="bold"/>
    </style:style>
    <style:style style:name="P9" style:family="paragraph" style:parent-style-name="Standard" style:list-style-name="L2">
      <style:paragraph-properties fo:margin-top="0.101cm" fo:margin-bottom="0.101cm" style:contextual-spacing="false" fo:text-align="start" style:justify-single-word="false"/>
      <style:text-properties fo:color="#c9211e" loext:opacity="100%" style:font-name="Calibri Light" fo:font-size="10.5pt" fo:font-weight="bold" officeooo:rsid="00182556" officeooo:paragraph-rsid="0020e289" style:font-size-asian="10.5pt" style:font-weight-asian="bold" style:font-size-complex="10.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2556" style:font-weight-asian="bold" style:font-weight-complex="bold"/>
    </style:style>
    <style:style style:name="T3" style:family="text">
      <style:text-properties fo:font-weight="bold" officeooo:rsid="0020e289" style:font-weight-asian="bold" style:font-weight-complex="bold"/>
    </style:style>
    <style:style style:name="T4" style:family="text">
      <style:text-properties fo:font-weight="bold" officeooo:rsid="00223167" style:font-weight-asian="bold" style:font-weight-complex="bold"/>
    </style:style>
    <style:style style:name="T5" style:family="text">
      <style:text-properties officeooo:rsid="001be0e7"/>
    </style:style>
    <style:style style:name="T6" style:family="text">
      <style:text-properties officeooo:rsid="0018e5ea"/>
    </style:style>
    <style:style style:name="T7" style:family="text">
      <style:text-properties officeooo:rsid="00182556"/>
    </style:style>
    <style:style style:name="T8" style:family="text">
      <style:text-properties officeooo:rsid="001a8c67"/>
    </style:style>
    <style:style style:name="T9" style:family="text">
      <style:text-properties officeooo:rsid="0020e28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<text:span text:style-name="T9">Máscara de Subred</text:span></text:p>
      <text:p text:style-name="P1"/>
      <text:p text:style-name="P3"><text:span text:style-name="T1">Ejercicio </text:span><text:span text:style-name="T3">1</text:span><text:span text:style-name="T1">.-</text:span> Obt<text:span text:style-name="T5">é</text:span>n la <text:span text:style-name="T1">dirección IP de la red</text:span> a partir de las siguientes direcciones IP y sus máscaras de red por defecto.</text:p>
      <text:p text:style-name="P4"/>
      <text:list text:style-name="L1">
        <text:list-item>
          <text:p text:style-name="P6">77.251.200.51</text:p>
          <text:list>
            <text:list-header>
              <text:p text:style-name="P8">Clase A</text:p>
              <text:p text:style-name="P8">Máscara de red 255.0.0.0</text:p>
              <text:p text:style-name="P8">Dirección IP de la red 77.0.0.0</text:p>
            </text:list-header>
          </text:list>
        </text:list-item>
        <text:list-item>
          <text:p text:style-name="P6">189.210.50.1</text:p>
        </text:list-item>
        <text:list-item>
          <text:p text:style-name="P6">88.45.65.35</text:p>
        </text:list-item>
        <text:list-item>
          <text:p text:style-name="P6">128.212.250.254</text:p>
        </text:list-item>
        <text:list-item>
          <text:p text:style-name="P6">193.100.77.83</text:p>
        </text:list-item>
        <text:list-item>
          <text:p text:style-name="P6">125.125.250.1</text:p>
        </text:list-item>
        <text:list-item>
          <text:p text:style-name="P6">1.1.10.50</text:p>
        </text:list-item>
        <text:list-item>
          <text:p text:style-name="P6">220.90.130.45</text:p>
        </text:list-item>
        <text:list-item>
          <text:p text:style-name="P6">134.125.34.9</text:p>
        </text:list-item>
        <text:list-item>
          <text:p text:style-name="P6">95.250.91.99 </text:p>
        </text:list-item>
      </text:list>
      <text:p text:style-name="P5"/>
      <text:p text:style-name="P3"><text:span text:style-name="T1">Ejercicio </text:span><text:span text:style-name="T4">2</text:span><text:span text:style-name="T1">.-</text:span> Obtén la <text:span text:style-name="T1">dirección IP de la red</text:span> a partir de las siguientes direcciones IP y máscaras de red.</text:p>
      <text:p text:style-name="P4"/>
      <text:list text:style-name="L2">
        <text:list-item>
          <text:p text:style-name="P7">33.<text:span text:style-name="T6">254</text:span>.0.<text:span text:style-name="T7">0/</text:span><text:span text:style-name="T6">9</text:span></text:p>
          <text:list>
            <text:list-header>
              <text:p text:style-name="P9">Máscara de red 255.<text:span text:style-name="T6">128</text:span>.0.0</text:p>
              <text:p text:style-name="P9">Dirección IP de la red <text:span text:style-name="T6">33</text:span>.<text:span text:style-name="T8">128</text:span>.0.0</text:p>
            </text:list-header>
          </text:list>
        </text:list-item>
        <text:list-item>
          <text:p text:style-name="P7">158.98.80.0/<text:span text:style-name="T8">16</text:span></text:p>
        </text:list-item>
        <text:list-item>
          <text:p text:style-name="P7">217.21.56.0<text:span text:style-name="T7">/</text:span><text:span text:style-name="T8">10</text:span></text:p>
        </text:list-item>
        <text:list-item>
          <text:p text:style-name="P7">10.250.1.1<text:span text:style-name="T7">/</text:span><text:span text:style-name="T8">20</text:span></text:p>
        </text:list-item>
        <text:list-item>
          <text:p text:style-name="P7">150.10.15.0<text:span text:style-name="T7">/</text:span><text:span text:style-name="T8">24</text:span></text:p>
        </text:list-item>
        <text:list-item>
          <text:p text:style-name="P7">192.14.2.0<text:span text:style-name="T7">/</text:span><text:span text:style-name="T8">25</text:span></text:p>
        </text:list-item>
        <text:list-item>
          <text:p text:style-name="P7">148.17.9.1<text:span text:style-name="T7">/</text:span><text:span text:style-name="T8">22</text:span></text:p>
        </text:list-item>
        <text:list-item>
          <text:p text:style-name="P7">193.42.1.1<text:span text:style-name="T7">/</text:span><text:span text:style-name="T8">12</text:span></text:p>
        </text:list-item>
        <text:list-item>
          <text:p text:style-name="P7">126.8.156.0<text:span text:style-name="T7">/</text:span><text:span text:style-name="T8">15</text:span></text:p>
        </text:list-item>
        <text:list-item>
          <text:p text:style-name="P7">220.200.23.1 <text:span text:style-name="T7">/</text:span><text:span text:style-name="T8">17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4T08:19:16.895000000</meta:creation-date>
    <dc:date>2024-01-25T08:46:11.341000000</dc:date>
    <meta:editing-duration>PT1H54M52S</meta:editing-duration>
    <meta:editing-cycles>15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28" meta:word-count="115" meta:character-count="662" meta:non-whitespace-character-count="599"/>
  </office:meta>
</office:document-meta>
</file>